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styles.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setting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tent.xml" manifest:media-type="text/xml"/>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Standard">
      <style:text-properties officeooo:rsid="01ab415c" officeooo:paragraph-rsid="01ab415c"/>
    </style:style>
    <style:style style:name="P119" style:family="paragraph" style:parent-style-name="Text_20_body">
      <style:text-properties officeooo:rsid="01ae1f4c" officeooo:paragraph-rsid="01ae1f4c"/>
    </style:style>
    <style:style style:name="P120" style:family="paragraph" style:parent-style-name="Standard">
      <style:text-properties officeooo:rsid="01ac9380" officeooo:paragraph-rsid="01ac9380"/>
    </style:style>
    <style:style style:name="P121"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T41" style:family="text">
      <style:text-properties officeooo:rsid="01b2e5c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 <text:span text:style-name="T41">and physics lab experiments</text:spa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4cm" svg:width="15.455cm" svg:height="0.64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485cm" svg:width="16.655cm" svg:height="0.661cm"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744cm" svg:width="6.066cm" svg:height="1.187cm"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439cm" svg:width="16.605cm" svg:height="0.594cm"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20">Sigma select World 1 and World 2</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text:soft-page-break/><draw:frame draw:style-name="fr1" draw:name="Object31" text:anchor-type="as-char" svg:y="-0.377cm" svg:width="0.609cm" svg:height="0.533cm"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draw:frame draw:style-name="fr1" draw:name="Object33" text:anchor-type="as-char" svg:y="-0.377cm" svg:width="0.51cm" svg:height="0.526cm"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21cm" svg:width="5.366cm" svg:height="1.004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464cm" svg:width="8.548cm" svg:height="0.64cm" draw:z-index="6"><draw:object xlink:href="./Object 7" xlink:type="simple" xlink:show="embed" xlink:actuate="onLoad"/><draw:image xlink:href="./ObjectReplacements/Object 7"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377cm" svg:width="2.099cm" svg:height="0.526cm"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377cm" svg:width="2.648cm" svg:height="0.526cm" draw:z-index="40"><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377cm" svg:width="1.716cm" svg:height="0.526cm" draw:z-index="41"><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527cm" svg:width="3.103cm" svg:height="0.676cm" draw:z-index="42"><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545cm" svg:width="5.683cm" svg:height="0.693cm" draw:z-index="43"><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text:soft-page-break/>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text:soft-page-break/>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4"><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text:soft-page-break/></text:p>
      <text:p text:style-name="P25"><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5"><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
      <text:p text:style-name="P37">The entropy wave function spreads to 5 dimenstions instead of 3 and an extra 6 th dimension parallel to direction of travel of the waves.</text:p>
      <text:p text:style-name="P37"><text:soft-page-break/>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If we would postulate that the Vishnu force is the Chemistry of the quasi 7-d planet, we would then have to add a Brahman force, but then, we end up with limitless reduction as we increase the nested <text:soft-page-break/>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496cm" svg:width="2.066cm" svg:height="0.873cm" draw:z-index="35"><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437cm" svg:width="7.743cm" svg:height="0.591cm" draw:z-index="36"><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377cm" svg:width="3.979cm" svg:height="0.531cm" draw:z-index="37"><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his might mean that if a human being dies in space on a spacecraft away from a planet, they might fail to reincarnate.</text:p>
      <text:p text:style-name="P64"><text:soft-page-break/>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621cm" svg:width="8.163cm" svg:height="1.004cm" draw:z-index="38"><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h text:style-name="Heading_20_1" text:outline-level="1"><text:soft-page-break/>Jewish temple</text:h>
      <text:p text:style-name="P118">The Solomon temple allowed higher reality beings to come down to a lower layer of reality and then back.</text:p>
      <text:p text:style-name="P118">This would be done by filling a room in it with exhaust from lignite coal burner, and placing a free energy generator in the middle of it.</text:p>
      <text:h text:style-name="Heading_20_1" text:outline-level="1">Divergence of World 1 and World 2</text:h>
      <text:p text:style-name="P119">The “Narayan” and “Graveyard’ level is only for sigma equals one, the Indraloka (slave and Dweller) is only for sigma equals zero.</text:p>
      <text:h text:style-name="P121"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23T10:15:14.638435887</dc:date>
    <meta:editing-duration>PT18H43M27S</meta:editing-duration>
    <meta:editing-cycles>305</meta:editing-cycles>
    <meta:generator>LibreOffice/24.2.2.2$MacOSX_AARCH64 LibreOffice_project/d56cc158d8a96260b836f100ef4b4ef25d6f1a01</meta:generator>
    <meta:document-statistic meta:table-count="2" meta:image-count="0" meta:object-count="46" meta:page-count="17" meta:paragraph-count="513" meta:word-count="6122" meta:character-count="35651" meta:non-whitespace-character-count="29992"/>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u</mi>
          <mi mathvariant="italic">any</mi>
        </msub>
      </mrow>
    </mrow>
    <annotation encoding="StarMath 5.0">{ Z _ 1 { F _ 1 + Z _ 2 } { ( { { I + %phi ^ invertedB _ %rho } ( { g ^ %mu _ %eta - I } ) } ) = ( { m _ 0 + { u _ EM / c ^ 2 } } )   ( %psi (x^%mu+nabla . %psi /r^%pi/c)) ( { %psi  ( { x _ %mu + partial _ %mu  %phi / 1000000000  } )})  u_any }}</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sup>
              <mi mathvariant="italic">dl</mi>
              <mrow>
                <mi mathvariant="italic">lvl</mi>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dl ^ lvl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row>
        <msub>
          <mi>F</mi>
          <mn>2</mn>
        </msub>
        <mo stretchy="false">=</mo>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msub>
        <mi>ψ</mi>
        <mi>λ</mi>
      </msub>
    </mrow>
    <annotation encoding="StarMath 5.0">F_2={ ( { { { { { +- mc ^ 3 + q } c A _ "any" } over { m c ^ 3 } } + %phi ^ %DELTA _ %rho } K ^ { %eta %rho } _ { %mu %omega } hat vec c _ %omega } ) } %psi_%lambda</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sup>
        <mi>ψ</mi>
        <mrow>
          <mo fence="true" form="prefix" stretchy="true">(</mo>
          <mrow>
            <mi>λ</mi>
          </mrow>
          <mo fence="true" form="postfix" stretchy="true">)</mo>
        </mrow>
      </msup>
      <mrow>
        <mo stretchy="false">∫</mo>
        <mrow>
          <mo fence="true" form="prefix" stretchy="false">(</mo>
          <mrow>
            <mrow>
              <mrow>
                <mo stretchy="false">∫</mo>
                <msqrt>
                  <msup>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row>
                      <mo fence="true" form="prefix" stretchy="false">|</mo>
                      <mrow>
                        <mi>k</mi>
                      </mrow>
                      <mo fence="true" form="postfix" stretchy="false">|</mo>
                    </mrow>
                  </msup>
                </msqrt>
              </mrow>
              <msub>
                <mi>u</mi>
                <mi>γ</mi>
              </msub>
              <msub>
                <mi mathvariant="italic">dt</mi>
                <mi>δ</mi>
              </msub>
            </mrow>
          </mrow>
          <mo fence="true" form="postfix" stretchy="false">)</mo>
        </mrow>
      </mrow>
      <mrow>
        <mo fence="true" form="prefix" stretchy="false">(</mo>
        <mrow>
          <mrow>
            <mrow>
              <msub>
                <mi>u</mi>
                <mi>δ</mi>
              </msub>
              <mo stretchy="false">−</mo>
              <mi mathvariant="italic">valt</mi>
            </mrow>
            <mrow>
              <msup>
                <mrow>
                  <mo fence="true" form="prefix" stretchy="false">(</mo>
                  <mrow>
                    <msub>
                      <mi>u</mi>
                      <mi>δ</mi>
                    </msub>
                  </mrow>
                  <mo fence="true" form="postfix" stretchy="false">)</mo>
                </mrow>
                <mi>σ</mi>
              </msup>
              <mo stretchy="false">/</mo>
              <msubsup>
                <mi>u</mi>
                <mi>δ</mi>
                <mi>σ</mi>
              </msubsup>
            </mrow>
          </mrow>
        </mrow>
        <mo fence="true" form="postfix" stretchy="false">)</mo>
      </mrow>
      <msubsup>
        <mi mathvariant="italic">dt</mi>
        <mi>δ</mi>
        <mi>σ</mi>
      </msubsup>
      <msubsup>
        <mi>u</mi>
        <mi>δ</mi>
        <mi>σ</mi>
      </msubsup>
      <msub>
        <mi>F</mi>
        <mn>2</mn>
      </msub>
    </mrow>
    <annotation encoding="StarMath 5.0">{ { Z _ 2 = ( { m _ 0 + { u _ EM / c ^ 2 } } ) } k %psi ^ left ( { %lambda } right ) int ( { int sqrt { valt _ %gamma ( u _ %alpha ) { u _ %beta + d } { ( { k _ %epsilon A ^ %mu _ %mu q ^ 2 r ^ T _ %pi } ) / d } r ^ T _ %pi } ^ lline k rline u _ %gamma dt _ %delta } ) ( { { u _ %delta - valt } { ( u _ %delta ) ^ %sigma / u ^ %sigma _ %delta } } ) dt ^ %sigma _ %delta u ^ %sigma _ %delta F _ 2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n>2</mn>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sup>
        <mi mathvariant="normal">Μ</mi>
        <mrow>
          <mi>ι</mi>
          <mi>η</mi>
          <mi>d</mi>
        </mrow>
        <mrow>
          <mo fence="true" form="prefix" stretchy="false">(</mo>
          <mrow>
            <mi>λ</mi>
          </mrow>
          <mo fence="true" form="postfix" stretchy="false">)</mo>
        </mrow>
      </msubsup>
    </mrow>
    <annotation encoding="StarMath 5.0">{ { F _ 1 = ( { 2 { %phi ^ inverted _ %rho + 1 } } ) } ( { { { +- mc ^ 3 + d } { S _ "any" / dt } } over { m c ^ 3 } } ) %MU _ { %iota %eta d }^(%lambda)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sup>
        <mo stretchy="false">∂</mo>
        <mi>μ</mi>
      </msup>
      <mrow>
        <msub>
          <mo stretchy="false">∂</mo>
          <mi>μ</mi>
        </msub>
        <mo stretchy="false">−</mo>
        <mn>2</mn>
      </mrow>
      <mrow>
        <mi>B</mi>
        <mrow>
          <mrow>
            <mo fence="true" form="prefix" stretchy="false">⟨</mo>
            <mrow>
              <mrow>
                <mrow>
                  <mtext/>
                  <mo stretchy="false">⊗</mo>
                  <mtext/>
                </mrow>
                <mi>;</mi>
                <mrow>
                  <mtext/>
                  <mo stretchy="false">⊙</mo>
                  <mtext/>
                </mrow>
              </mrow>
            </mrow>
            <mo fence="true" form="postfix" stretchy="false">⟩</mo>
          </mrow>
          <mi>B</mi>
        </mrow>
      </mrow>
    </mrow>
    <annotation encoding="StarMath 5.0">{ { v _ 3 = { 1 over 2 } } hbar ^ 2 partial ^ %mu { partial _ %mu - 2 } { B { langle { "" otimes ""; "" odot ""} rangle B}  } }</annotation>
  </semantics>
</math>
</file>

<file path=Object 7/content.xml><?xml version="1.0" encoding="utf-8"?>
<math xmlns="http://www.w3.org/1998/Math/MathML" display="block">
  <semantics>
    <mrow>
      <msub>
        <mi>v</mi>
        <mn>4</mn>
      </msub>
      <mo stretchy="false">=</mo>
      <mrow>
        <mo fence="true" form="prefix" stretchy="false">(</mo>
        <mrow>
          <mrow>
            <mrow>
              <mo stretchy="false">−</mo>
              <mi>c</mi>
            </mrow>
            <mi>,</mi>
            <mrow>
              <mo stretchy="false">∫</mo>
              <msub>
                <mi>Z</mi>
                <mn>1</mn>
              </msub>
            </mrow>
            <mi mathvariant="italic">dr</mi>
            <mi>,</mi>
            <mi mathvariant="italic">Aq</mi>
            <mi>,</mi>
            <msqrt>
              <mrow>
                <mi>B</mi>
                <mo stretchy="false">⊗</mo>
                <mi>B</mi>
              </mrow>
            </msqrt>
          </mrow>
        </mrow>
        <mo fence="true" form="postfix" stretchy="false">)</mo>
      </mrow>
      <mo stretchy="false">=</mo>
      <mrow>
        <mo fence="true" form="prefix" stretchy="false">(</mo>
        <mrow>
          <mrow>
            <mrow>
              <mo stretchy="false">−</mo>
              <mi>c</mi>
            </mrow>
            <mi>,</mi>
            <mn>50</mn>
            <mi>,</mi>
            <mn>50</mn>
            <mi>,</mi>
            <mn>50</mn>
          </mrow>
        </mrow>
        <mo fence="true" form="postfix" stretchy="false">)</mo>
      </mrow>
    </mrow>
    <annotation encoding="StarMath 5.0"> v _ 4 =(-c,int Z_1 dr,Aq, sqrt {B otimes B} )=( -c,50,50,50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